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Group by MAE</text:p>
          </table:table-cell>
          <table:table-cell office:value-type="string" calcext:value-type="string">
            <text:p>Total MA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172879167" calcext:value-type="float">
            <text:p>156.172879167</text:p>
          </table:table-cell>
          <table:table-cell office:value-type="float" office:value="48.7017737227" calcext:value-type="float">
            <text:p>48.7017737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203321405" calcext:value-type="float">
            <text:p>138.203321405</text:p>
          </table:table-cell>
          <table:table-cell office:value-type="float" office:value="44.7991510332" calcext:value-type="float">
            <text:p>44.7991510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.977233319" calcext:value-type="float">
            <text:p>131.977233319</text:p>
          </table:table-cell>
          <table:table-cell office:value-type="float" office:value="40.3886904474" calcext:value-type="float">
            <text:p>40.38869044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.352049769" calcext:value-type="float">
            <text:p>131.352049769</text:p>
          </table:table-cell>
          <table:table-cell office:value-type="float" office:value="43.9816619536" calcext:value-type="float">
            <text:p>43.9816619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020585426" calcext:value-type="float">
            <text:p>128.020585426</text:p>
          </table:table-cell>
          <table:table-cell office:value-type="float" office:value="43.7059127089" calcext:value-type="float">
            <text:p>43.70591270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.640475888" calcext:value-type="float">
            <text:p>123.640475888</text:p>
          </table:table-cell>
          <table:table-cell office:value-type="float" office:value="43.3504140935" calcext:value-type="float">
            <text:p>43.3504140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.913509649" calcext:value-type="float">
            <text:p>115.913509649</text:p>
          </table:table-cell>
          <table:table-cell office:value-type="float" office:value="41.9513748239" calcext:value-type="float">
            <text:p>41.9513748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.376995687" calcext:value-type="float">
            <text:p>108.376995687</text:p>
          </table:table-cell>
          <table:table-cell office:value-type="float" office:value="44.2751817181" calcext:value-type="float">
            <text:p>44.27518171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0796623406" calcext:value-type="float">
            <text:p>78.0796623406</text:p>
          </table:table-cell>
          <table:table-cell office:value-type="float" office:value="46.1189519447" calcext:value-type="float">
            <text:p>46.1189519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154171938" calcext:value-type="float">
            <text:p>12.2154171938</text:p>
          </table:table-cell>
          <table:table-cell office:value-type="float" office:value="46.06989995" calcext:value-type="float">
            <text:p>46.06989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21:32:36.756492191</meta:creation-date>
    <dc:date>2016-04-16T21:38:13.774004720</dc:date>
    <meta:editing-duration>PT5M37S</meta:editing-duration>
    <meta:editing-cycles>1</meta:editing-cycles>
    <meta:document-statistic meta:table-count="1" meta:cell-count="33" meta:object-count="0"/>
    <meta:generator>LibreOffice/4.4.6.3$Linux_X86_64 LibreOffice_project/40m0$Build-3</meta:generator>
  </office:meta>
</office:document-meta>
</file>